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110.91mm"/>
    </style:style>
    <style:style style:name="co4" style:family="table-column">
      <style:table-column-properties fo:break-before="auto" style:column-width="71.07mm"/>
    </style:style>
    <style:style style:name="co5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recipent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p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reate a</text:p>
          </table:table-cell>
          <table:table-cell office:value-type="string" calcext:value-type="string">
            <text:p>success create</text:p>
          </table:table-cell>
          <table:table-cell office:value-type="string" calcext:value-type="string">
            <text:p>error create already_exist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nt &gt; 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create invalid_coun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ray 5x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int [1;6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join full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join not_starte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join already_joine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game started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 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board 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active [yellow/blue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rolled c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vote stone [needed/not_neede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vote stone d e</text:p>
          </table:table-cell>
          <table:table-cell office:value-type="string" calcext:value-type="string">
            <text:p>success vote stone d e (to active team)</text:p>
          </table:table-cell>
          <table:table-cell office:value-type="string" calcext:value-type="string">
            <text:p>error vote stone not_select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ston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d e selected</text:p>
          </table:table-cell>
          <table:table-cell/>
          <table:table-cell office:value-type="string" calcext:value-type="string">
            <text:p>error vote stone not_nee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not_selecte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error vote stone no_vot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vote move [needed/not neede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vote move h i </text:p>
          </table:table-cell>
          <table:table-cell office:value-type="string" calcext:value-type="string">
            <text:p>success vote move h i (to active team)</text:p>
          </table:table-cell>
          <table:table-cell office:value-type="string" calcext:value-type="string">
            <text:p>error vote move invali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mov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stone f g moved to j k by [yellow/blue]</text:p>
          </table:table-cell>
          <table:table-cell/>
          <table:table-cell office:value-type="string" calcext:value-type="string">
            <text:p>error vote move not_nee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f g not_move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error vote move no_vot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game ended [yellow/blue] [corner/no_stones/no_vote]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12:28:45.053591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50:00.619090960</meta:creation-date>
    <dc:date>2017-02-16T15:24:09.634463738</dc:date>
    <meta:editing-duration>P2DT7H27M3S</meta:editing-duration>
    <meta:editing-cycles>26</meta:editing-cycles>
    <meta:generator>LibreOffice/5.3.0.3$Linux_X86_64 LibreOffice_project/30m0$Build-3</meta:generator>
    <meta:document-statistic meta:table-count="1" meta:cell-count="95" meta:object-count="0"/>
  </office:meta>
</office:document-meta>
</file>